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1b5f" officeooo:paragraph-rsid="000a1b5f"/>
    </style:style>
    <style:style style:name="P2" style:family="paragraph" style:parent-style-name="Text_20_body">
      <style:paragraph-properties fo:margin-top="0in" fo:margin-bottom="0.1965in" loext:contextual-spacing="false"/>
      <style:text-properties officeooo:paragraph-rsid="000a1b5f"/>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text-properties officeooo:rsid="000a1b5f" officeooo:paragraph-rsid="000a1b5f"/>
    </style:style>
    <style:style style:name="P5" style:family="paragraph" style:parent-style-name="Preformatted_20_Text">
      <style:paragraph-properties fo:margin-top="0in" fo:margin-bottom="0.1965in" loext:contextual-spacing="false"/>
      <style:text-properties officeooo:paragraph-rsid="000a1b5f"/>
    </style:style>
    <style:style style:name="P6" style:family="paragraph" style:parent-style-name="Preformatted_20_Text">
      <style:text-properties officeooo:rsid="000a1b5f" officeooo:paragraph-rsid="000a1b5f"/>
    </style:style>
    <style:style style:name="P7" style:family="paragraph" style:parent-style-name="Preformatted_20_Text">
      <style:paragraph-properties fo:margin-top="0in" fo:margin-bottom="0.1965in" loext:contextual-spacing="false"/>
      <style:text-properties officeooo:rsid="000afa9b" officeooo:paragraph-rsid="000afa9b"/>
    </style:style>
    <style:style style:name="P8" style:family="paragraph" style:parent-style-name="Preformatted_20_Text">
      <style:paragraph-properties fo:margin-top="0in" fo:margin-bottom="0.1965in" loext:contextual-spacing="false"/>
      <style:text-properties fo:font-variant="normal" fo:text-transform="none" fo:color="#000000" style:font-name="Liberation Mono" fo:font-size="10pt" fo:letter-spacing="normal" fo:font-style="normal" fo:font-weight="normal" officeooo:rsid="000afa9b" officeooo:paragraph-rsid="000afa9b" style:font-size-asian="10pt" style:font-size-complex="10pt" fo:padding="0.0193in" fo:border="0.06pt solid #808080"/>
    </style:style>
    <style:style style:name="P9" style:family="paragraph" style:parent-style-name="Preformatted_20_Text">
      <style:paragraph-properties fo:margin-top="0in" fo:margin-bottom="0.1965in" loext:contextual-spacing="false"/>
      <style:text-properties style:font-name="Liberation Mono" fo:font-size="10pt" officeooo:rsid="000afa9b" officeooo:paragraph-rsid="000afa9b" style:font-size-asian="10pt" style:font-size-complex="10pt"/>
    </style:style>
    <style:style style:name="P10" style:family="paragraph" style:parent-style-name="Preformatted_20_Text">
      <style:paragraph-properties fo:margin-left="0in" fo:margin-right="0in" fo:margin-top="0in" fo:margin-bottom="0in" loext:contextual-spacing="false" fo:text-align="start" style:justify-single-word="false" fo:widows="1" fo:text-indent="0in" style:auto-text-indent="false"/>
      <style:text-properties fo:font-variant="normal" fo:text-transform="none" fo:color="#000000" style:font-name="Liberation Mono" fo:font-size="10pt" fo:letter-spacing="normal" style:font-size-asian="10pt" style:font-size-complex="10pt" fo:padding="0.0193in" fo:border="0.06pt solid #808080"/>
    </style:style>
    <style:style style:name="P11" style:family="paragraph" style:parent-style-name="Preformatted_20_Text">
      <style:paragraph-properties fo:margin-left="0in" fo:margin-right="0in" fo:margin-top="0in" fo:margin-bottom="0in" loext:contextual-spacing="false" fo:text-align="start" style:justify-single-word="false" fo:widows="1" fo:text-indent="0in" style:auto-text-indent="false"/>
      <style:text-properties fo:font-variant="normal" fo:text-transform="none" fo:color="#000000" style:font-name="Liberation Mono" fo:font-size="10pt" fo:letter-spacing="normal" fo:font-style="normal" fo:font-weight="normal" style:font-size-asian="10pt" style:font-size-complex="10pt" fo:padding="0.0193in" fo:border="0.06pt solid #808080"/>
    </style:style>
    <style:style style:name="P12" style:family="paragraph" style:parent-style-name="Preformatted_20_Text">
      <style:paragraph-properties fo:margin-top="0in" fo:margin-bottom="0in" loext:contextual-spacing="false" fo:text-align="start" style:justify-single-word="false" fo:widows="1"/>
      <style:text-properties fo:font-variant="normal" fo:text-transform="none" fo:color="#000000" style:font-name="Liberation Mono" fo:font-size="10pt" fo:letter-spacing="normal" fo:font-style="normal" fo:font-weight="normal" style:font-size-asian="10pt" style:font-size-complex="10pt" fo:padding="0.0193in" fo:border="0.06pt solid #808080"/>
    </style:style>
    <style:style style:name="P13" style:family="paragraph" style:parent-style-name="Preformatted_20_Text">
      <style:paragraph-properties fo:margin-top="0in" fo:margin-bottom="0in" loext:contextual-spacing="false" fo:text-align="start" style:justify-single-word="false" fo:widows="1"/>
      <style:text-properties fo:font-variant="normal" fo:text-transform="none" fo:color="#000000" style:font-name="Liberation Mono" fo:font-size="10pt" fo:letter-spacing="normal" fo:font-style="normal" fo:font-weight="normal" officeooo:paragraph-rsid="000c6cb8" style:font-size-asian="10pt" style:font-size-complex="10pt" fo:padding="0.0193in" fo:border="0.06pt solid #808080"/>
    </style:style>
    <style:style style:name="P14" style:family="paragraph" style:parent-style-name="Preformatted_20_Text">
      <style:paragraph-properties fo:margin-top="0in" fo:margin-bottom="0in" loext:contextual-spacing="false" fo:text-align="start" style:justify-single-word="false" fo:widows="1"/>
      <style:text-properties fo:font-variant="normal" fo:text-transform="none" fo:color="#000000" style:font-name="Liberation Mono" fo:font-size="10pt" fo:letter-spacing="normal" style:font-size-asian="10pt" style:font-size-complex="10pt" fo:padding="0.0193in" fo:border="0.06pt solid #808080"/>
    </style:style>
    <style:style style:name="P15" style:family="paragraph" style:parent-style-name="Preformatted_20_Text">
      <style:paragraph-properties fo:margin-top="0in" fo:margin-bottom="0in" loext:contextual-spacing="false" fo:text-align="start" style:justify-single-word="false" fo:widows="1"/>
      <style:text-properties style:font-name="Liberation Mono" fo:font-size="10pt" style:font-size-asian="10pt" style:font-size-complex="10pt"/>
    </style:style>
    <style:style style:name="P16" style:family="paragraph" style:parent-style-name="Text_20_body">
      <style:paragraph-properties fo:margin-left="0in" fo:margin-right="0in" fo:text-align="start" style:justify-single-word="false" fo:widows="1" fo:text-indent="0in" style:auto-text-indent="false"/>
    </style:style>
    <style:style style:name="P17" style:family="paragraph" style:parent-style-name="Text_20_body">
      <style:paragraph-properties fo:margin-left="0in" fo:margin-right="0in" fo:text-align="start" style:justify-single-word="false" fo:widows="1" fo:text-indent="0in" style:auto-text-indent="false"/>
      <style:text-properties fo:font-variant="normal" fo:text-transform="none" fo:color="#000000" style:font-name="Liberation Mono" fo:font-size="10pt" fo:letter-spacing="normal" fo:font-style="normal" fo:font-weight="normal" style:font-size-asian="10pt" style:font-size-complex="10pt"/>
    </style:style>
    <style:style style:name="T1" style:family="text">
      <style:text-properties officeooo:rsid="000a1b5f"/>
    </style:style>
    <style:style style:name="T2" style:family="text">
      <style:text-properties fo:font-style="normal" fo:font-weight="normal"/>
    </style:style>
    <style:style style:name="T3" style:family="text">
      <style:text-properties style:font-name="Times New Roman" fo:font-size="14pt" fo:font-style="normal" fo:font-weight="normal"/>
    </style:style>
    <style:style style:name="T4" style:family="text">
      <style:text-properties fo:font-size="14pt" fo:font-style="normal" fo:font-weight="normal"/>
    </style:style>
    <style:style style:name="T5" style:family="text">
      <style:text-properties fo:font-variant="normal" fo:text-transform="none" fo:color="#000000" style:font-name="Times New Roman" fo:font-size="14pt" fo:letter-spacing="normal" fo:font-style="normal" fo:font-weight="normal"/>
    </style:style>
    <style:style style:name="T6" style:family="text">
      <style:text-properties fo:font-variant="normal" fo:text-transform="none" fo:color="#000000" fo:font-size="14pt" fo:letter-spacing="normal" fo:font-style="normal" fo:font-weight="normal"/>
    </style:style>
    <style:style style:name="T7" style:family="text">
      <style:text-properties fo:font-variant="normal" fo:text-transform="none" fo:color="#000000" style:font-name="Liberation Mono" fo:font-size="14pt" fo:letter-spacing="normal" fo:font-style="normal" fo:font-weight="normal"/>
    </style:style>
    <style:style style:name="T8" style:family="text">
      <style:text-properties fo:font-variant="normal" fo:text-transform="none" fo:color="#000000" style:font-name="Liberation Mono" fo:letter-spacing="normal" fo:font-style="normal" fo:font-weight="normal"/>
    </style:style>
    <style:style style:name="T9" style:family="text">
      <style:text-properties fo:font-variant="normal" fo:text-transform="none" fo:color="#000000" style:font-name="Liberation Mono" fo:font-size="10pt" fo:letter-spacing="normal" fo:font-style="normal" fo:font-weight="normal" style:font-size-asian="10pt" style:font-size-complex="10pt"/>
    </style:style>
    <style:style style:name="T10" style:family="text">
      <style:text-properties officeooo:rsid="000afa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LVM notes:</text:p>
      <text:p text:style-name="P1"/>
      <text:p text:style-name="P1">Καταρχάς κάνουμε include τις βιβλιοθήκες:</text:p>
      <text:p text:style-name="P6">#include "llvm/Module.h"</text:p>
      <text:p text:style-name="Preformatted_20_Text">#include "llvm/Function.h"</text:p>
      <text:p text:style-name="Preformatted_20_Text">#include "llvm/PassManager.h"</text:p>
      <text:p text:style-name="Preformatted_20_Text">#include "llvm/CallingConv.h"</text:p>
      <text:p text:style-name="Preformatted_20_Text">#include "llvm/Analysis/Verifier.h"</text:p>
      <text:p text:style-name="Preformatted_20_Text">#include "llvm/Assembly/PrintModulePass.h"</text:p>
      <text:p text:style-name="Preformatted_20_Text">#include "llvm/Support/IRBuilder.h"</text:p>
      <text:p text:style-name="P3">#include "llvm/Support/raw_ostream.h"</text:p>
      <text:p text:style-name="P5"><text:span text:style-name="T1">Πρώτη δομή που συναντάμαι είναι το module.(“</text:span>In LLVM, a module represents a single unit of code that is to be processed together”<text:span text:style-name="T1">) Έτσι για κάθε module που κατασκευάζουμε καλούμε μία συνάρτηση makeModule() που έχει κατασκευαστεί από μας.</text:span></text:p>
      <text:p text:style-name="P4">(π.χ. για τον ορισμό μία συνάρτησης τύπου i_32 mull_add με 4 ορίσματα η MakeLLVMmodule είναι κάπως έτσι:</text:p>
      <text:p text:style-name="P4">Module* makeLLVMModule() {</text:p>
      <text:p text:style-name="Preformatted_20_Text"><text:s text:c="2"/>// Module Construction</text:p>
      <text:p text:style-name="P3"><text:s text:c="2"/>Module* mod = new Module("test", getGlobalContext());</text:p>
      <text:p text:style-name="Preformatted_20_Text"><text:s text:c="2"/>Constant* c = mod-&gt;getOrInsertFunction("mul_add",</text:p>
      <text:p text:style-name="Preformatted_20_Text"><text:s text:c="2"/>/*ret type*/ <text:s text:c="26"/>IntegerType::get(32),</text:p>
      <text:p text:style-name="Preformatted_20_Text"><text:s text:c="2"/>/*args*/ <text:s text:c="30"/>IntegerType::get(32),</text:p>
      <text:p text:style-name="Preformatted_20_Text"><text:s text:c="41"/>IntegerType::get(32),</text:p>
      <text:p text:style-name="Preformatted_20_Text"><text:s text:c="41"/>IntegerType::get(32),</text:p>
      <text:p text:style-name="Preformatted_20_Text"><text:s text:c="2"/>/*varargs terminated with null*/ <text:s text:c="6"/>NULL);</text:p>
      <text:p text:style-name="Preformatted_20_Text"><text:s text:c="2"/></text:p>
      <text:p text:style-name="Preformatted_20_Text"><text:s text:c="2"/>Function* mul_add = cast&lt;Function&gt;(c);</text:p>
      <text:p text:style-name="P5"><text:s text:c="2"/>/*You'll notice that <text:span text:style-name="Source_20_Text">getOrInsertFunction()</text:span> doesn't actually return a <text:span text:style-name="Source_20_Text">Function*</text:span>. This is because <text:span text:style-name="Source_20_Text">getOrInsertFunction()</text:span> will return a cast of the existing function if the function already existed with a different prototype. Since we know that there's not already a <text:span text:style-name="Source_20_Text">mul_add</text:span> function, we can safely just cast <text:span text:style-name="Source_20_Text">c</text:span> to a <text:span text:style-name="Source_20_Text">Function*</text:span>. <text:s/></text:p>
      <text:p text:style-name="P5"><text:s text:c="2"/>*/</text:p>
      <text:p text:style-name="P5"><text:s text:c="2"/>mul_add-&gt;setCallingConv(CallingConv::C);</text:p>
      <text:p text:style-name="P5"><text:span text:style-name="T1"><text:s/>/* </text:span>In addition, we set the calling convention for our new function to be the C calling convention. This isn’t strictly necessary, but it ensures that our new function will interoperate properly with C code, which is a good thing. */</text:p>
      <text:p text:style-name="P5"><text:s text:c="4"/>Function::arg_iterator args = mul_add-&gt;arg_begin();</text:p>
      <text:p text:style-name="Preformatted_20_Text"><text:s text:c="2"/>Value* x = args++;</text:p>
      <text:p text:style-name="Preformatted_20_Text"><text:s text:c="2"/>x-&gt;setName("x");</text:p>
      <text:p text:style-name="Preformatted_20_Text"><text:s text:c="2"/>Value* y = args++;</text:p>
      <text:p text:style-name="Preformatted_20_Text"><text:s text:c="2"/>y-&gt;setName("y");</text:p>
      <text:p text:style-name="Preformatted_20_Text"><text:s text:c="2"/>Value* z = args++;</text:p>
      <text:p text:style-name="P3"><text:s text:c="2"/>z-&gt;setName("z");</text:p>
      <text:p text:style-name="P5"><text:s/>/* While we’re setting up our function, let's also give names to the parameters. This also isn’t strictly necessary (LLVM will generate names for them if you don’t specify them), but it’ll make looking at our output somewhat more pleasant. To name the parameters, we iterate over the arguments of our <text:soft-page-break/>function and call <text:span text:style-name="Source_20_Text">setName()</text:span> on them. We’ll also keep the pointer to <text:span text:style-name="Source_20_Text">x</text:span>, <text:span text:style-name="Source_20_Text">y</text:span>, and <text:span text:style-name="Source_20_Text">z</text:span> around, since we’ll need them when we get around to creating instructions. */</text:p>
      <text:p text:style-name="P5"><text:s text:c="2"/>BasicBlock* block = BasicBlock::Create(getGlobalContext(), "entry", mul_add); IRBuilder&lt;&gt; builder(block);</text:p>
      <text:p text:style-name="P5">/* We create a new basic block, as you might expect, by calling its constructor. All we need to tell it is its name and the function to which it belongs. In addition, we’re creating an <text:span text:style-name="Source_20_Text">IRBuilder</text:span> object, which is a convenience interface for creating instructions and appending them to the end of a block. Instructions can be created through their constructors as well, but some of their interfaces are quite complicated. Unless you need a lot of control, using <text:span text:style-name="Source_20_Text">IRBuilder</text:span> will make your life simpler. */</text:p>
      <text:p text:style-name="P5"/>
      <text:p text:style-name="P5"><text:s/>Value* tmp = builder.CreateBinOp(Instruction::Mul,x, y, "tmp");</text:p>
      <text:p text:style-name="Preformatted_20_Text"><text:s/>Value* tmp2 = builder.CreateBinOp(Instruction::Add,tmp, z, "tmp2");</text:p>
      <text:p text:style-name="P5"/>
      <text:p text:style-name="P5"><text:s/>builder.CreateRet(tmp2);</text:p>
      <text:p text:style-name="Preformatted_20_Text"><text:s text:c="2"/></text:p>
      <text:p text:style-name="Preformatted_20_Text"><text:s/>return mod;</text:p>
      <text:p text:style-name="Preformatted_20_Text"/>
      <text:p text:style-name="Preformatted_20_Text"><text:s/>/*</text:p>
      <text:p text:style-name="Preformatted_20_Text"><text:s/>The final step in creating our function is to create the instructions that make it up. Our <text:span text:style-name="Source_20_Text">mul_add</text:span> function is composed of just three instructions: a multiply, an add, and a return. <text:span text:style-name="Source_20_Text">IRBuilder</text:span> gives us a simple interface for constructing these instructions and appending them to the “entry” block. Each of the calls to <text:span text:style-name="Source_20_Text">IRBuilder</text:span> returns a <text:span text:style-name="Source_20_Text">Value*</text:span> that represents the value yielded by the instruction. You’ll also notice that, above, <text:span text:style-name="Source_20_Text">x</text:span>, <text:span text:style-name="Source_20_Text">y</text:span>, and <text:span text:style-name="Source_20_Text">z</text:span> are also <text:span text:style-name="Source_20_Text">Value*</text:span>'s, so it's clear that instructions operate on <text:span text:style-name="Source_20_Text">Value*</text:span>'s. */</text:p>
      <text:p text:style-name="P3">}</text:p>
      <text:p text:style-name="P2">And that's it! Now you can compile and run your code, and get a wonderful textual print out of the LLVM IR we saw at the beginning. To compile, use the following command line as a guide:</text:p>
      <text:p text:style-name="Preformatted_20_Text"># c++ -g tut1.cpp `llvm-config --cxxflags --ldflags --libs core` -o tut1</text:p>
      <text:p text:style-name="P3"># ./tut1</text:p>
      <text:p text:style-name="P5">The <text:span text:style-name="Source_20_Text">llvm-config</text:span> utility is used to obtain the necessary GCC-compatible compiler flags for linking with LLVM. For this example, we only need the 'core' library. We'll use others once we start adding optimizers and the JIT engine.</text:p>
      <text:p text:style-name="P5"/>
      <text:p text:style-name="P7">Lesson 2:</text:p>
      <text:p text:style-name="P8">#include "llvm/Module.h"</text:p>
      <text:p text:style-name="P13">#include "llvm/Function.h"</text:p>
      <text:p text:style-name="P12">#include "llvm/PassManager.h"</text:p>
      <text:p text:style-name="P12">#include "llvm/Analysis/Verifier.h"</text:p>
      <text:p text:style-name="P12">#include "llvm/Assembly/PrintModulePass.h"</text:p>
      <text:p text:style-name="P12">#include "llvm/Support/IRBuilder.h"</text:p>
      <text:p text:style-name="P12">#include "llvm/Support/raw_ostream.h"</text:p>
      <text:p text:style-name="P15"><text:soft-page-break/></text:p>
      <text:p text:style-name="P12">using namespace llvm;</text:p>
      <text:p text:style-name="P15"/>
      <text:p text:style-name="P12">Module* makeLLVMModule();</text:p>
      <text:p text:style-name="P15"/>
      <text:p text:style-name="P12">int main(int argc, char**argv) {</text:p>
      <text:p text:style-name="P14"><text:s text:c="2"/><text:span text:style-name="T2">Module* Mod = makeLLVMModule();</text:span></text:p>
      <text:p text:style-name="P14"><text:s text:c="2"/></text:p>
      <text:p text:style-name="P14"><text:s text:c="2"/><text:span text:style-name="T2">verifyModule(*Mod, PrintMessageAction);</text:span></text:p>
      <text:p text:style-name="P14"><text:s text:c="2"/></text:p>
      <text:p text:style-name="P14"><text:s text:c="2"/><text:span text:style-name="T2">PassManager PM;</text:span></text:p>
      <text:p text:style-name="P14"><text:s text:c="2"/><text:span text:style-name="T2">PM.add(createPrintModulePass(&amp;outs()));</text:span></text:p>
      <text:p text:style-name="P14"><text:s text:c="2"/><text:span text:style-name="T2">PM.run(*Mod);</text:span></text:p>
      <text:p text:style-name="P15"/>
      <text:p text:style-name="P14"><text:s text:c="2"/><text:span text:style-name="T2">delete Mod; <text:s/></text:span></text:p>
      <text:p text:style-name="P14"><text:s text:c="2"/><text:span text:style-name="T2">return 0;</text:span></text:p>
      <text:p text:style-name="P12">}</text:p>
      <text:p text:style-name="P15"/>
      <text:p text:style-name="P12">Module* makeLLVMModule() {</text:p>
      <text:p text:style-name="P14"><text:s text:c="2"/><text:span text:style-name="T2">Module* mod = new Module("tut2");</text:span></text:p>
      <text:p text:style-name="P14"><text:s text:c="2"/></text:p>
      <text:p text:style-name="P14"><text:s text:c="2"/><text:span text:style-name="T2">Constant* c = mod-&gt;getOrInsertFunction("gcd",</text:span></text:p>
      <text:p text:style-name="P14"><text:s text:c="41"/><text:span text:style-name="T2">IntegerType::get(32),</text:span></text:p>
      <text:p text:style-name="P14"><text:s text:c="41"/><text:span text:style-name="T2">IntegerType::get(32),</text:span></text:p>
      <text:p text:style-name="P14"><text:s text:c="41"/><text:span text:style-name="T2">IntegerType::get(32),</text:span></text:p>
      <text:p text:style-name="P14"><text:s text:c="41"/><text:span text:style-name="T2">NULL);</text:span></text:p>
      <text:p text:style-name="P14"><text:s text:c="2"/><text:span text:style-name="T2">Function* gcd = cast&lt;Function&gt;(c);</text:span></text:p>
      <text:p text:style-name="P14"><text:s text:c="2"/></text:p>
      <text:p text:style-name="P14"><text:s text:c="2"/><text:span text:style-name="T2">Function::arg_iterator args = gcd-&gt;arg_begin();</text:span></text:p>
      <text:p text:style-name="P14"><text:s text:c="2"/><text:span text:style-name="T2">Value* x = args++;</text:span></text:p>
      <text:p text:style-name="P14"><text:s text:c="2"/><text:span text:style-name="T2">x-&gt;setName("x");</text:span></text:p>
      <text:p text:style-name="P14"><text:s text:c="2"/><text:span text:style-name="T2">Value* y = args++;</text:span></text:p>
      <text:p text:style-name="P14"><text:s text:c="2"/><text:span text:style-name="T2">y-&gt;setName("y");</text:span></text:p>
      <text:p text:style-name="P16"><text:span text:style-name="T9">Here, however, is where our code begins to diverge from the first tutorial. Because </text:span><text:span text:style-name="Source_20_Text"><text:span text:style-name="T9">gcd</text:span></text:span><text:span text:style-name="T9"> has control flow, it is composed of multiple blocks interconnected by branching (</text:span><text:span text:style-name="Source_20_Text"><text:span text:style-name="T9">br</text:span></text:span><text:span text:style-name="T9">) instructions. For those familiar with assembly language, a block is similar to a labeled set of instructions. For those not familiar with assembly language, a block is basically a set of instructions that can be branched to and is executed linearly until the block is terminated by one of a small number of control flow instructions, such as </text:span><text:span text:style-name="Source_20_Text"><text:span text:style-name="T9">br</text:span></text:span><text:span text:style-name="T9"> or </text:span><text:span text:style-name="Source_20_Text"><text:span text:style-name="T9">ret</text:span></text:span><text:span text:style-name="T9">.</text:span></text:p>
      <text:p text:style-name="P17">Blocks correspond to the nodes in the diagram we looked at in the beginning of this tutorial. From the diagram, we can see that this function contains five blocks, so we'll go ahead and create them. Note that we're making use of LLVM's automatic name uniquing in this code sample, since we're giving two blocks the same name.</text:p>
      <text:p text:style-name="P10"><text:s text:c="2"/><text:span text:style-name="T2">BasicBlock* entry = BasicBlock::Create(getGlobalContext(), ("entry", gcd);</text:span></text:p>
      <text:p text:style-name="P14"><text:s text:c="2"/><text:span text:style-name="T2">BasicBlock* ret = BasicBlock::Create(getGlobalContext(), ("return", gcd);</text:span></text:p>
      <text:p text:style-name="P14"><text:s text:c="2"/><text:span text:style-name="T2">BasicBlock* cond_false = BasicBlock::Create(getGlobalContext(), ("cond_false", gcd);</text:span></text:p>
      <text:p text:style-name="P14"><text:s text:c="2"/><text:span text:style-name="T2">BasicBlock* cond_true = BasicBlock::Create(getGlobalContext(), ("cond_true", gcd);</text:span></text:p>
      <text:p text:style-name="P14"><text:soft-page-break/><text:s text:c="2"/><text:span text:style-name="T2">BasicBlock* cond_false_2 = BasicBlock::Create(getGlobalContext(), ("cond_false", gcd);</text:span></text:p>
      <text:p text:style-name="P16"><text:span text:style-name="T9">Now we're ready to begin generating code! We'll start with the </text:span><text:span text:style-name="Source_20_Text"><text:span text:style-name="T9">entry</text:span></text:span><text:span text:style-name="T9"> block. This block corresponds to the top-level if-statement in the original C code, so we need to compare </text:span><text:span text:style-name="Source_20_Text"><text:span text:style-name="T9">x</text:span></text:span><text:span text:style-name="T9"> and </text:span><text:span text:style-name="Source_20_Text"><text:span text:style-name="T9">y</text:span></text:span><text:span text:style-name="T9">. To achieve this, we perform an explicit comparison using </text:span><text:span text:style-name="Source_20_Text"><text:span text:style-name="T9">ICmpEQ</text:span></text:span><text:span text:style-name="T9">. </text:span><text:span text:style-name="Source_20_Text"><text:span text:style-name="T9">ICmpEQ</text:span></text:span><text:span text:style-name="T9"> stands for an </text:span><text:span text:style-name="Emphasis"><text:span text:style-name="T9">integer comparison for equality</text:span></text:span><text:span text:style-name="T9"> and returns a 1-bit integer result. This 1-bit result is then used as the input to a conditional branch, with </text:span><text:span text:style-name="Source_20_Text"><text:span text:style-name="T9">ret</text:span></text:span><text:span text:style-name="T9"> as the </text:span><text:span text:style-name="Source_20_Text"><text:span text:style-name="T9">true</text:span></text:span><text:span text:style-name="T9"> and </text:span><text:span text:style-name="Source_20_Text"><text:span text:style-name="T9">cond_false</text:span></text:span><text:span text:style-name="T9"> as the </text:span><text:span text:style-name="Source_20_Text"><text:span text:style-name="T9">false</text:span></text:span><text:span text:style-name="T9"> case.</text:span></text:p>
      <text:p text:style-name="P10"><text:s text:c="2"/><text:span text:style-name="T2">IRBuilder&lt;&gt; builder(entry);</text:span></text:p>
      <text:p text:style-name="P14"><text:s text:c="2"/><text:span text:style-name="T2">Value* xEqualsY = builder.CreateICmpEQ(x, y, "tmp");</text:span></text:p>
      <text:p text:style-name="P14"><text:s text:c="2"/><text:span text:style-name="T2">builder.CreateCondBr(xEqualsY, ret, cond_false);</text:span></text:p>
      <text:p text:style-name="P16"><text:span text:style-name="T9">Our next block, </text:span><text:span text:style-name="Source_20_Text"><text:span text:style-name="T9">ret</text:span></text:span><text:span text:style-name="T9">, is pretty simple: it just returns the value of </text:span><text:span text:style-name="Source_20_Text"><text:span text:style-name="T9">x</text:span></text:span><text:span text:style-name="T9">. Recall that this block is only reached if </text:span><text:span text:style-name="Source_20_Text"><text:span text:style-name="T9">x == y</text:span></text:span><text:span text:style-name="T9">, so this is the correct behavior. Notice that instead of creating a new </text:span><text:span text:style-name="Source_20_Text"><text:span text:style-name="T9">IRBuilder</text:span></text:span><text:span text:style-name="T9"> for each block, we can use </text:span><text:span text:style-name="Source_20_Text"><text:span text:style-name="T9">SetInsertPoint</text:span></text:span><text:span text:style-name="T9"> to retarget our existing one. This saves on construction and memory allocation costs.</text:span></text:p>
      <text:p text:style-name="P10"><text:s text:c="2"/><text:span text:style-name="T2">builder.SetInsertPoint(ret);</text:span></text:p>
      <text:p text:style-name="P14"><text:s text:c="2"/><text:span text:style-name="T2">builder.CreateRet(x);</text:span></text:p>
      <text:p text:style-name="P16"><text:span text:style-name="Source_20_Text"><text:span text:style-name="T9">cond_false</text:span></text:span><text:span text:style-name="T9"> is a more interesting block: we now know that </text:span><text:span text:style-name="Source_20_Text"><text:span text:style-name="T9">x != y</text:span></text:span><text:span text:style-name="T9">, so we must branch again to determine which of </text:span><text:span text:style-name="Source_20_Text"><text:span text:style-name="T9">x</text:span></text:span><text:span text:style-name="T9"> and </text:span><text:span text:style-name="Source_20_Text"><text:span text:style-name="T9">y</text:span></text:span><text:span text:style-name="T9"> is larger. This is achieved using the </text:span><text:span text:style-name="Source_20_Text"><text:span text:style-name="T9">ICmpULT</text:span></text:span><text:span text:style-name="T9"> instruction, which stands for</text:span><text:span text:style-name="Emphasis"><text:span text:style-name="T9">integer comparison for unsigned less-than</text:span></text:span><text:span text:style-name="T9">. In LLVM, integer types do not carry sign; a 32-bit integer pseudo-register can be interpreted as signed or unsigned without casting. Whether a signed or unsigned interpretation is desired is specified in the instruction. This is why several instructions in the LLVM IR, such as integer less-than, include a specifier for signed or unsigned.</text:span></text:p>
      <text:p text:style-name="P17">Also note that we're again making use of LLVM's automatic name uniquing, this time at a register level. We've deliberately chosen to name every instruction "tmp" to illustrate that LLVM will give them all unique names without getting confused.</text:p>
      <text:p text:style-name="P10"><text:s text:c="2"/><text:span text:style-name="T2">builder.SetInsertPoint(cond_false);</text:span></text:p>
      <text:p text:style-name="P14"><text:s text:c="2"/><text:span text:style-name="T2">Value* xLessThanY = builder.CreateICmpULT(x, y, "tmp");</text:span></text:p>
      <text:p text:style-name="P14"><text:s text:c="2"/><text:span text:style-name="T2">builder.CreateCondBr(xLessThanY, cond_true, cond_false_2);</text:span></text:p>
      <text:p text:style-name="P16"><text:span text:style-name="T9">Our last two blocks are quite similar; they're both recursive calls to </text:span><text:span text:style-name="Source_20_Text"><text:span text:style-name="T9">gcd</text:span></text:span><text:span text:style-name="T9"> with different parameters. To create a call instruction, we have to create a </text:span><text:span text:style-name="Source_20_Text"><text:span text:style-name="T9">vector</text:span></text:span><text:span text:style-name="T9"> (or any other container with </text:span><text:span text:style-name="Source_20_Text"><text:span text:style-name="T9">InputInterator</text:span></text:span><text:span text:style-name="T9">s) to hold the arguments. We then pass in the beginning and ending iterators for this vector.</text:span></text:p>
      <text:p text:style-name="P10"><text:s text:c="2"/><text:span text:style-name="T2">builder.SetInsertPoint(cond_true);</text:span></text:p>
      <text:p text:style-name="P14"><text:s text:c="2"/><text:span text:style-name="T2">Value* yMinusX = builder.CreateSub(y, x, "tmp");</text:span></text:p>
      <text:p text:style-name="P14"><text:s text:c="2"/><text:span text:style-name="T2">std::vector&lt;Value*&gt; args1;</text:span></text:p>
      <text:p text:style-name="P14"><text:s text:c="2"/><text:span text:style-name="T2">args1.push_back(x);</text:span></text:p>
      <text:p text:style-name="P14"><text:s text:c="2"/><text:span text:style-name="T2">args1.push_back(yMinusX);</text:span></text:p>
      <text:p text:style-name="P14"><text:s text:c="2"/><text:span text:style-name="T2">Value* recur_1 = builder.CreateCall(gcd, args1.begin(), args1.end(), "tmp");</text:span></text:p>
      <text:p text:style-name="P14"><text:s text:c="2"/><text:span text:style-name="T2">builder.CreateRet(recur_1);</text:span></text:p>
      <text:p text:style-name="P14"><text:s text:c="2"/></text:p>
      <text:p text:style-name="P14"><text:s text:c="2"/><text:span text:style-name="T2">builder.SetInsertPoint(cond_false_2);</text:span></text:p>
      <text:p text:style-name="P14"><text:s text:c="2"/><text:span text:style-name="T2">Value* xMinusY = builder.CreateSub(x, y, "tmp");</text:span></text:p>
      <text:p text:style-name="P14"><text:s text:c="2"/><text:span text:style-name="T2">std::vector&lt;Value*&gt; args2;</text:span></text:p>
      <text:p text:style-name="P14"><text:s text:c="2"/><text:span text:style-name="T2">args2.push_back(xMinusY);</text:span></text:p>
      <text:p text:style-name="P14"><text:soft-page-break/><text:s text:c="2"/><text:span text:style-name="T2">args2.push_back(y);</text:span></text:p>
      <text:p text:style-name="P14"><text:s text:c="2"/><text:span text:style-name="T2">Value* recur_2 = builder.CreateCall(gcd, args2.begin(), args2.end(), "tmp");</text:span></text:p>
      <text:p text:style-name="P14"><text:s text:c="2"/><text:span text:style-name="T2">builder.CreateRet(recur_2);</text:span></text:p>
      <text:p text:style-name="P14"><text:s text:c="2"/></text:p>
      <text:p text:style-name="P14"><text:s text:c="2"/><text:span text:style-name="T2">return mod;</text:span></text:p>
      <text:p text:style-name="P12">}</text:p>
      <text:p text:style-name="P17">And that's it! You can compile and execute your code in the same way as before, by doing:</text:p>
      <text:p text:style-name="P11"># c++ -g tut2.cpp `llvm-config --cxxflags --ldflags --libs core` -o tut2</text:p>
      <text:p text:style-name="P12"># ./tut2</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9T20:00:06.700286477</meta:creation-date>
    <meta:editing-duration>PT3H2M14S</meta:editing-duration>
    <meta:editing-cycles>3</meta:editing-cycles>
    <meta:generator>LibreOffice/4.4.3.2$Linux_X86_64 LibreOffice_project/40m0$Build-2</meta:generator>
    <dc:date>2016-08-09T23:17:31.918588748</dc:date>
    <meta:document-statistic meta:table-count="0" meta:image-count="0" meta:object-count="0" meta:page-count="5" meta:paragraph-count="126" meta:word-count="1262" meta:character-count="9401" meta:non-whitespace-character-count="7803"/>
  </office:meta>
</office:document-meta>
</file>